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o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text-properties officeooo:rsid="0006a3e2" officeooo:paragraph-rsid="0006a3e2"/>
    </style:style>
    <style:style style:name="P3" style:family="paragraph" style:parent-style-name="Text_20_body">
      <style:paragraph-properties fo:text-align="center" style:justify-single-word="false"/>
      <style:text-properties officeooo:rsid="0006a3e2" officeooo:paragraph-rsid="0006a3e2"/>
    </style:style>
    <style:style style:name="P4" style:family="paragraph" style:parent-style-name="Text_20_body">
      <style:paragraph-properties fo:text-align="center" style:justify-single-word="false"/>
      <style:text-properties officeooo:rsid="0006a3e2" officeooo:paragraph-rsid="0006ab55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6a3e2" officeooo:paragraph-rsid="0006ab55"/>
    </style:style>
    <style:style style:name="P6" style:family="paragraph" style:parent-style-name="List_20_Contents">
      <style:paragraph-properties fo:margin-left="0cm" fo:margin-right="0cm" fo:text-align="center" style:justify-single-word="false" fo:text-indent="0cm" style:auto-text-indent="false" fo:break-before="page"/>
      <style:text-properties style:font-name="Arial1"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006a3e2" officeooo:paragraph-rsid="0006ab55" style:font-weight-asian="bold" style:font-weight-complex="bold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6a3e2" officeooo:paragraph-rsid="0006ab55" style:font-weight-asian="bold" style:font-weight-complex="bold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6ab55" officeooo:paragraph-rsid="0006ab55" style:font-weight-asian="bold" style:font-weight-complex="bold"/>
    </style:style>
    <style:style style:name="P1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" style:family="paragraph" style:parent-style-name="Heading_20_1" style:master-page-name="First_20_Page">
      <style:paragraph-properties style:page-number="2"/>
      <style:text-properties officeooo:rsid="00107e21" officeooo:paragraph-rsid="00107e21"/>
    </style:style>
    <style:style style:name="P14" style:family="paragraph" style:parent-style-name="Heading_20_1">
      <style:text-properties officeooo:rsid="00107e21" officeooo:paragraph-rsid="00107e21"/>
    </style:style>
    <style:style style:name="P15" style:family="paragraph" style:parent-style-name="Heading_20_1">
      <style:text-properties officeooo:paragraph-rsid="00107e21"/>
    </style:style>
    <style:style style:name="P16" style:family="paragraph" style:parent-style-name="Heading_20_2">
      <style:text-properties officeooo:rsid="00107e21" officeooo:paragraph-rsid="00107e21"/>
    </style:style>
    <style:style style:name="P17" style:family="paragraph" style:parent-style-name="Heading_20_2">
      <style:text-properties officeooo:rsid="0011bd11" officeooo:paragraph-rsid="0011bd11"/>
    </style:style>
    <style:style style:name="P18" style:family="paragraph" style:parent-style-name="Heading_20_2">
      <style:text-properties officeooo:rsid="0012d174" officeooo:paragraph-rsid="0012d174"/>
    </style:style>
    <style:style style:name="P19" style:family="paragraph" style:parent-style-name="Heading_20_3">
      <style:text-properties style:font-name="Arial1"/>
    </style:style>
    <style:style style:name="P20" style:family="paragraph" style:parent-style-name="Heading_20_3">
      <style:text-properties style:font-name="Arial1" officeooo:rsid="0011bd11" officeooo:paragraph-rsid="0011bd11"/>
    </style:style>
    <style:style style:name="P21" style:family="paragraph" style:parent-style-name="Heading_20_3">
      <style:text-properties style:font-name="Arial1" officeooo:rsid="0011bd11" officeooo:paragraph-rsid="00127c5d"/>
    </style:style>
    <style:style style:name="P22" style:family="paragraph" style:parent-style-name="Text_20_body">
      <style:paragraph-properties fo:text-align="center" style:justify-single-word="false"/>
      <style:text-properties officeooo:rsid="0006a3e2" officeooo:paragraph-rsid="0006ab55"/>
    </style:style>
    <style:style style:name="P2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6a3e2" officeooo:paragraph-rsid="0006ab55"/>
    </style:style>
    <style:style style:name="P2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6ab55" officeooo:paragraph-rsid="0006ab55" style:font-weight-asian="bold" style:font-weight-complex="bold"/>
    </style:style>
    <style:style style:name="P2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6ab55" officeooo:paragraph-rsid="000f7e2c" style:font-weight-asian="bold" style:font-weight-complex="bold"/>
    </style:style>
    <style:style style:name="P2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f7e2c" officeooo:paragraph-rsid="000f7e2c" style:font-weight-asian="bold" style:font-weight-complex="bold"/>
    </style:style>
    <style:style style:name="P2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6a3e2" officeooo:paragraph-rsid="000f7e2c" style:font-weight-asian="bold" style:font-weight-complex="bold"/>
    </style:style>
    <style:style style:name="P28" style:family="paragraph" style:parent-style-name="Text_20_body">
      <style:text-properties officeooo:rsid="00107e21" officeooo:paragraph-rsid="00107e21"/>
    </style:style>
    <style:style style:name="P29" style:family="paragraph" style:parent-style-name="Text_20_body" style:list-style-name="L2">
      <style:text-properties officeooo:rsid="00107e21" officeooo:paragraph-rsid="00107e21"/>
    </style:style>
    <style:style style:name="P30" style:family="paragraph" style:parent-style-name="Text_20_body" style:list-style-name="L3">
      <style:text-properties officeooo:rsid="00107e21" officeooo:paragraph-rsid="00107e21"/>
    </style:style>
    <style:style style:name="P31" style:family="paragraph" style:parent-style-name="Text_20_body">
      <style:text-properties officeooo:paragraph-rsid="00107e21"/>
    </style:style>
    <style:style style:name="P32" style:family="paragraph" style:parent-style-name="Text_20_body">
      <style:text-properties officeooo:rsid="0011bd11" officeooo:paragraph-rsid="0011bd11"/>
    </style:style>
    <style:style style:name="P33" style:family="paragraph" style:parent-style-name="Text_20_body">
      <style:text-properties officeooo:paragraph-rsid="0011bd11"/>
    </style:style>
    <style:style style:name="P34" style:family="paragraph" style:parent-style-name="Text_20_body">
      <style:text-properties style:font-name="Arial1"/>
    </style:style>
    <style:style style:name="P35" style:family="paragraph" style:parent-style-name="Text_20_body">
      <style:text-properties style:font-name="Arial1" officeooo:paragraph-rsid="0011bd11"/>
    </style:style>
    <style:style style:name="P36" style:family="paragraph" style:parent-style-name="normal">
      <style:paragraph-properties fo:margin-left="1.27cm" fo:margin-right="0cm" fo:text-indent="0cm" style:auto-text-indent="false"/>
      <style:text-properties officeooo:paragraph-rsid="0011bd11"/>
    </style:style>
    <style:style style:name="P37" style:family="paragraph" style:parent-style-name="normal">
      <style:paragraph-properties fo:margin-left="1.27cm" fo:margin-right="0cm" fo:text-indent="0cm" style:auto-text-indent="false"/>
      <style:text-properties style:font-name="Arial1" officeooo:paragraph-rsid="0011bd11"/>
    </style:style>
    <style:style style:name="P38" style:family="paragraph" style:parent-style-name="normal">
      <style:paragraph-properties fo:margin-left="1.27cm" fo:margin-right="0cm" fo:text-indent="0cm" style:auto-text-indent="false"/>
      <style:text-properties style:font-name="Arial1" officeooo:rsid="0011bd11" officeooo:paragraph-rsid="0011bd11"/>
    </style:style>
    <style:style style:name="P39" style:family="paragraph" style:parent-style-name="normal">
      <style:paragraph-properties fo:margin-left="1.27cm" fo:margin-right="0cm" fo:text-indent="0cm" style:auto-text-indent="false"/>
      <style:text-properties style:font-name="Arial1" fo:font-weight="bold" officeooo:paragraph-rsid="0011bd11" style:font-weight-asian="bold"/>
    </style:style>
    <style:style style:name="P40" style:family="paragraph" style:parent-style-name="normal">
      <style:paragraph-properties fo:margin-left="1.27cm" fo:margin-right="0cm" fo:text-indent="0cm" style:auto-text-indent="false"/>
      <style:text-properties style:font-name="Arial1" officeooo:paragraph-rsid="00127c5d"/>
    </style:style>
    <style:style style:name="P41" style:family="paragraph" style:parent-style-name="normal">
      <style:paragraph-properties fo:margin-left="1.27cm" fo:margin-right="0cm" fo:text-indent="0cm" style:auto-text-indent="false"/>
      <style:text-properties style:font-name="Arial1" officeooo:rsid="00127c5d" officeooo:paragraph-rsid="00127c5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ab55" style:font-weight-asian="bold" style:font-weight-complex="bold"/>
    </style:style>
    <style:style style:name="T3" style:family="text">
      <style:text-properties officeooo:rsid="000c9f94"/>
    </style:style>
    <style:style style:name="T4" style:family="text">
      <style:text-properties officeooo:rsid="000f7e2c"/>
    </style:style>
    <style:style style:name="T5" style:family="text">
      <style:text-properties officeooo:rsid="00107e21"/>
    </style:style>
    <style:style style:name="T6" style:family="text">
      <style:text-properties officeooo:rsid="0011bd11"/>
    </style:style>
    <style:style style:name="T7" style:family="text">
      <style:text-properties officeooo:rsid="00127c5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UNIVERSIDADE PAULISTA:</text:p>
      <text:p text:style-name="P8">CST EM ANÁLISE E DESENVOLVIMENTO DE SISTEMAS </text:p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1">Rafael Antoniassi Vicechio</text:span> </text:p>
      <text:p text:style-name="P9">RA: n7756c6 <text:span text:style-name="T4">Turma: DS3Q28</text:span></text:p>
      <text:p text:style-name="P9"/>
      <text:p text:style-name="P9">Clodair Neves Queiroza</text:p>
      <text:p text:style-name="P25">RA: g5677e2 <text:span text:style-name="T4">Turma: DS3Q28</text:span></text:p>
      <text:p text:style-name="P9"/>
      <text:p text:style-name="P26">Victor Mateus Gonçalves</text:p>
      <text:p text:style-name="P26">RA: T450500 Turma: DS3Q28</text:p>
      <text:p text:style-name="P4"/>
      <text:p text:style-name="P5"/>
      <text:p text:style-name="P4"/>
      <text:p text:style-name="P4"/>
      <text:p text:style-name="P4"/>
      <text:p text:style-name="P4"/>
      <text:p text:style-name="P4"/>
      <text:p text:style-name="P5"><text:span text:style-name="T2">TRABALHO</text:span> </text:p>
      <text:p text:style-name="P5"><text:span text:style-name="T4">Engenharia de Software</text:span> </text:p>
      <text:p text:style-name="P4"/>
      <text:p text:style-name="P7"/>
      <text:p text:style-name="P7"/>
      <text:p text:style-name="P7"/>
      <text:p text:style-name="P8"/>
      <text:p text:style-name="P8"/>
      <text:p text:style-name="P8"/>
      <text:p text:style-name="P27">SÃO JOSÉ DO RIO PRETO </text:p>
      <text:p text:style-name="P27">202<text:span text:style-name="T3">3</text:span></text:p>
      <text:p text:style-name="P6">SUMÁRIO</text:p>
      <text:p text:style-name="P2"/>
      <text:table-of-content text:style-name="Sect1" text:protected="true" text:name="Sumá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_Toc341_3158259417" text:style-name="Index_20_Link" text:visited-style-name="Index_20_Link">1 Primeira atividade<text:tab/>2</text:a></text:p>
          <text:p text:style-name="P11"><text:a xlink:type="simple" xlink:href="#__RefHeading___Toc343_3158259417" text:style-name="Index_20_Link" text:visited-style-name="Index_20_Link">1.1 Definição geral do software<text:tab/>2</text:a></text:p>
          <text:p text:style-name="P11"><text:a xlink:type="simple" xlink:href="#__RefHeading___Toc345_3158259417" text:style-name="Index_20_Link" text:visited-style-name="Index_20_Link">1.2 Funcionalidade<text:tab/>2</text:a></text:p>
          <text:p text:style-name="P10"><text:a xlink:type="simple" xlink:href="#__RefHeading___Toc347_3158259417" text:style-name="Index_20_Link" text:visited-style-name="Index_20_Link">2 SEGUNDA ATIVIDADE<text:tab/>2</text:a></text:p>
          <text:p text:style-name="P11"><text:a xlink:type="simple" xlink:href="#__RefHeading___Toc349_3158259417" text:style-name="Index_20_Link" text:visited-style-name="Index_20_Link">2.1 MÓDULO DOS FISCAIS<text:tab/>2</text:a></text:p>
          <text:p text:style-name="P11"><text:a xlink:type="simple" xlink:href="#__RefHeading___Toc351_3158259417" text:style-name="Index_20_Link" text:visited-style-name="Index_20_Link">2.2 Módulo das equipes<text:tab/>3</text:a></text:p>
          <text:p text:style-name="P10"><text:a xlink:type="simple" xlink:href="#__RefHeading___Toc353_3158259417" text:style-name="Index_20_Link" text:visited-style-name="Index_20_Link">3 TERCEIRA ATIVIDADE<text:tab/>3</text:a></text:p>
          <text:p text:style-name="P11"><text:a xlink:type="simple" xlink:href="#__RefHeading___Toc435_3158259417" text:style-name="Index_20_Link" text:visited-style-name="Index_20_Link">3.1 DESCRIÇÃO GERAL DO SISTEMA<text:tab/>3</text:a></text:p>
          <text:p text:style-name="P11"><text:a xlink:type="simple" xlink:href="#__RefHeading___Toc437_3158259417" text:style-name="Index_20_Link" text:visited-style-name="Index_20_Link">3.2 Requisitos funcionais<text:tab/>3</text:a></text:p>
          <text:p text:style-name="P12"><text:a xlink:type="simple" xlink:href="#__RefHeading___Toc439_3158259417" text:style-name="Index_20_Link" text:visited-style-name="Index_20_Link">3.2.1 [RF001] O Sistema deve oferecer uma tela de login para diferentes tipos de acesso.<text:tab/>3</text:a></text:p>
          <text:p text:style-name="P12"><text:a xlink:type="simple" xlink:href="#__RefHeading___Toc441_3158259417" text:style-name="Index_20_Link" text:visited-style-name="Index_20_Link">3.2.2 [RF002] O Sistema deve oferecer uma tela para visualizar, escrever e editar as ordens de serviços.<text:tab/>4</text:a></text:p>
          <text:p text:style-name="P12"><text:a xlink:type="simple" xlink:href="#__RefHeading___Toc443_3158259417" text:style-name="Index_20_Link" text:visited-style-name="Index_20_Link">3.2.3 [RF003] O Sistema deve oferecer um campo para atualizar o status das ordens de serviços.<text:tab/>4</text:a></text:p>
          <text:p text:style-name="P12"><text:a xlink:type="simple" xlink:href="#__RefHeading___Toc445_3158259417" text:style-name="Index_20_Link" text:visited-style-name="Index_20_Link">3.2.4 [RF004] O Sistema deve oferecer uma tela para visualizar históricos de ordens de serviços finalizadas e/ou removidas.<text:tab/>4</text:a></text:p>
          <text:p text:style-name="P12"><text:a xlink:type="simple" xlink:href="#__RefHeading___Toc447_3158259417" text:style-name="Index_20_Link" text:visited-style-name="Index_20_Link">3.2.5 <text:s/>[RF005] O Sistema deve oferecer um campo que mostre as ordens de serviços que ainda não foram finalizadas.<text:tab/>4</text:a></text:p>
          <text:p text:style-name="P12"><text:a xlink:type="simple" xlink:href="#__RefHeading___Toc449_3158259417" text:style-name="Index_20_Link" text:visited-style-name="Index_20_Link">3.2.6 [RN001] Opções referentes a cada ordem serão diferentes de acordo com o nível de acesso daquele usuário.<text:tab/>5</text:a></text:p>
          <text:p text:style-name="P12"><text:a xlink:type="simple" xlink:href="#__RefHeading___Toc451_3158259417" text:style-name="Index_20_Link" text:visited-style-name="Index_20_Link">3.2.7 [RNF001] Ambiente de trabalho deve existir na plataforma Azure DevOps.<text:tab/>5</text:a></text:p>
        </text:index-body>
      </text:table-of-content>
      <text:p text:style-name="P3"/>
      <text:h text:style-name="P13" text:outline-level="1"><text:bookmark-start text:name="__RefHeading___Toc341_3158259417"/>Primeira atividade<text:bookmark-end text:name="__RefHeading___Toc341_3158259417"/></text:h>
      <text:p text:style-name="P31"/>
      <text:h text:style-name="P16" text:outline-level="2"><text:bookmark-start text:name="__RefHeading___Toc343_3158259417"/>Definição geral do software<text:bookmark-end text:name="__RefHeading___Toc343_3158259417"/></text:h>
      <text:p text:style-name="P31"/>
      <text:p text:style-name="P28">Software responsável por facilitar a delegação de ordens de serviço, geradas por fiscais técnicos para as diferentes equipes de manutenção electromecânica da área de saneamento.</text:p>
      <text:p text:style-name="P28">Possuindo interface dedicada, o fiscal terá a seu dispor menus relevantes para descrever a atividade e enviá-la para a equipe relevante que, por sua vez, receberá as informações formatadas.</text:p>
      <text:p text:style-name="P28"/>
      <text:h text:style-name="P16" text:outline-level="2"><text:bookmark-start text:name="__RefHeading___Toc345_3158259417"/>Funcionalidade<text:bookmark-end text:name="__RefHeading___Toc345_3158259417"/></text:h>
      <text:p text:style-name="P31"/>
      <text:p text:style-name="P28">Serão criados sistemas de cadastro para cada setor, sendo que existem os setores de gestão que, por sua vez, são compostos pelos fiscais e gestores responsáveis, e os setores de manutenção, onde estarão presentes as equipes eletromecânicas.</text:p>
      <text:p text:style-name="P28">Após feitos os cadastros, as equipes de gestão terão acesso a uma interface onde, por meio de ícones e menus coerentes, poderão criar, editar, deletar e fiscalizar as ordens de serviço.</text:p>
      <text:p text:style-name="P28">Ao criar a ordem de comando, existirá na tela uma menu “dropdown” contendo todas as equipes técnicas cadastradas. As equipes técnicas terão acesso a uma tela contendo “cards” referentes aos trabalhos enviados.</text:p>
      <text:p text:style-name="P28">Ao selecionar um deles, acessarão uma tela onde será possível visualizar os detalhes da ordem, bem como anexar fotos, comentários e definir o status da atividade.</text:p>
      <text:p text:style-name="P28"/>
      <text:h text:style-name="P14" text:outline-level="1"><text:bookmark-start text:name="__RefHeading___Toc347_3158259417"/>SEGUNDA ATIVIDADE<text:bookmark-end text:name="__RefHeading___Toc347_3158259417"/></text:h>
      <text:p text:style-name="P31"/>
      <text:h text:style-name="P16" text:outline-level="2"><text:bookmark-start text:name="__RefHeading___Toc349_3158259417"/>MÓDULO DOS FISCAIS<text:bookmark-end text:name="__RefHeading___Toc349_3158259417"/></text:h>
      <text:p text:style-name="P31"/>
      <text:list text:style-name="L2">
        <text:list-item>
          <text:p text:style-name="P29">Possuir tela de login</text:p>
        </text:list-item>
        <text:list-item>
          <text:p text:style-name="P29">Possuir tela para realização de ordem.</text:p>
        </text:list-item>
        <text:list-item>
          <text:p text:style-name="P29">Possuir menu com botão para adicionar ordem.</text:p>
        </text:list-item>
        <text:list-item>
          <text:p text:style-name="P29">Possuir botão para edição de cada ordem</text:p>
        </text:list-item>
        <text:list-item>
          <text:p text:style-name="P29">Possuir botão para remoção de cada ordem</text:p>
        </text:list-item>
        <text:list-item>
          <text:p text:style-name="P29"><text:soft-page-break/>Tela com informações formatadas da ordem ao clicar na mesma.</text:p>
        </text:list-item>
        <text:list-item>
          <text:p text:style-name="P29">Campo onde será possível visualizar atualizações adicionais àquela ordem.</text:p>
        </text:list-item>
        <text:list-item>
          <text:p text:style-name="P29">Uma ordem desaparecerá caso seja concluída ou removida.</text:p>
        </text:list-item>
        <text:list-item>
          <text:p text:style-name="P29">Botão para visualizar histórico.</text:p>
        </text:list-item>
        <text:list-item>
          <text:p text:style-name="P29">Tela de histórico para visualizar ordem já concluída.</text:p>
        </text:list-item>
      </text:list>
      <text:p text:style-name="P28"/>
      <text:h text:style-name="P16" text:outline-level="2"><text:bookmark-start text:name="__RefHeading___Toc351_3158259417"/>Módulo das equipes<text:bookmark-end text:name="__RefHeading___Toc351_3158259417"/></text:h>
      <text:p text:style-name="P31"/>
      <text:list text:style-name="L3">
        <text:list-item>
          <text:p text:style-name="P30">Tela de login.</text:p>
        </text:list-item>
        <text:list-item>
          <text:p text:style-name="P30">Tela de visualização de ordem enviada para aquela equipe.</text:p>
        </text:list-item>
        <text:list-item>
          <text:p text:style-name="P30">Tela para visualizar informações formatadas daquela ordem.</text:p>
        </text:list-item>
        <text:list-item>
          <text:p text:style-name="P30">Botão para adicionar status daquela ordem.</text:p>
        </text:list-item>
        <text:list-item>
          <text:p text:style-name="P30">Campo para adicionar atualização de texto ou imagem naquela ordem.</text:p>
        </text:list-item>
        <text:list-item>
          <text:p text:style-name="P30">Não poderão enviar ordens.</text:p>
        </text:list-item>
        <text:list-item>
          <text:p text:style-name="P30">Não poderão remover ordens.</text:p>
        </text:list-item>
        <text:list-item>
          <text:p text:style-name="P30">Não poderão confirmar conclusão de ordem</text:p>
        </text:list-item>
        <text:list-item>
          <text:p text:style-name="P30">Não poderão acessar histórico.</text:p>
        </text:list-item>
      </text:list>
      <text:p text:style-name="P28"/>
      <text:h text:style-name="P15" text:outline-level="1"><text:bookmark-start text:name="__RefHeading___Toc353_3158259417"/><text:span text:style-name="T5">TERCEIRA ATIVIDADE</text:span><text:bookmark-end text:name="__RefHeading___Toc353_3158259417"/></text:h>
      <text:h text:style-name="Heading_20_3" text:outline-level="3" text:is-list-header="true"/>
      <text:h text:style-name="P17" text:outline-level="2"><text:bookmark-start text:name="__RefHeading___Toc435_3158259417"/>DESCRIÇÃO GERAL DO SISTEMA<text:bookmark-end text:name="__RefHeading___Toc435_3158259417"/></text:h>
      <text:p text:style-name="P33"/>
      <text:p text:style-name="P32">A solução proposta neste documento serve o propósito de otimizar e tornar dinâmica a manutenção e gerenciamento de ordens de serviços referentes às diferentes atividade exercidas pelos profissionais de saneamento.</text:p>
      <text:p text:style-name="P32"/>
      <text:h text:style-name="P18" text:outline-level="2"><text:bookmark-start text:name="__RefHeading___Toc437_3158259417"/>Engenharia de requisitos<text:bookmark-end text:name="__RefHeading___Toc437_3158259417"/></text:h>
      <text:p text:style-name="P33"/>
      <text:h text:style-name="Heading_20_3" text:outline-level="3"><text:bookmark-start text:name="__RefHeading___Toc439_3158259417"/>[RF001] O Sistema deve oferecer uma tela de login para diferentes tipos de <text:span text:style-name="T6">acesso</text:span>.<text:bookmark-end text:name="__RefHeading___Toc439_3158259417"/></text:h>
      <text:p text:style-name="Text_20_body"/>
      <text:p text:style-name="P37">Prioridade: ☒ Essencial ☐ Importante ☐ Desejável</text:p>
      <text:p text:style-name="P37"/>
      <text:p text:style-name="P37"><text:soft-page-break/>O sistema deve permitir ao usuário em uma única tela, diferentes tipos de acesso <text:span text:style-name="T6">de acordo com sua área de exerção</text:span>.</text:p>
      <text:p text:style-name="P34"/>
      <text:h text:style-name="P19" text:outline-level="3"><text:bookmark-start text:name="__RefHeading___Toc441_3158259417"/>[RF002] O Sistema deve oferecer uma tela para visualizar, escrever e editar as ordens de serviços.<text:bookmark-end text:name="__RefHeading___Toc441_3158259417"/></text:h>
      <text:p text:style-name="P34"/>
      <text:p text:style-name="P37">Prioridade: ☒ Essencial ☐ Importante ☐ Desejável</text:p>
      <text:p text:style-name="P37"/>
      <text:p text:style-name="P37">O sistema deve permitir ao usuário em uma única tela, oferecer funções de visualizar, escrever, editar <text:span text:style-name="T6">e remover</text:span> ordens de serviços.</text:p>
      <text:p text:style-name="P37"/>
      <text:h text:style-name="P19" text:outline-level="3"><text:bookmark-start text:name="__RefHeading___Toc443_3158259417"/>[RF003] O Sistema deve oferecer um campo para atualizar <text:span text:style-name="T6">o status das </text:span><text:s/>ordens de serviços.<text:bookmark-end text:name="__RefHeading___Toc443_3158259417"/></text:h>
      <text:p text:style-name="P34"/>
      <text:p text:style-name="P37">Prioridade: ☐ Essencial ☒ Importante ☐ Desejável</text:p>
      <text:p text:style-name="P37"/>
      <text:p text:style-name="P37">O sistema deve permitir <text:span text:style-name="T6">a qualquer</text:span> usuário atualizar <text:span text:style-name="T6">o status </text:span><text:s/><text:span text:style-name="T6">d</text:span>a orde<text:span text:style-name="T6">m</text:span> de serviço.</text:p>
      <text:p text:style-name="P37"/>
      <text:h text:style-name="P19" text:outline-level="3"><text:bookmark-start text:name="__RefHeading___Toc445_3158259417"/>[RF004] O Sistema deve oferecer uma tela para visualizar históricos de ordens de serviços finalizadas <text:span text:style-name="T6">e/ou removidas</text:span>.<text:bookmark-end text:name="__RefHeading___Toc445_3158259417"/></text:h>
      <text:p text:style-name="P39"/>
      <text:p text:style-name="P37">Prioridade: ☐ Essencial ☒ Importante ☐ Desejável</text:p>
      <text:p text:style-name="P37"/>
      <text:p text:style-name="P37">O sistema deve oferecer <text:span text:style-name="T6">a usuários administrativos a possibilidade de acessar</text:span> uma tela <text:span text:style-name="T6">onde o mesmo</text:span> <text:span text:style-name="T6">encontrará o</text:span> histórico <text:span text:style-name="T6">completo</text:span> d<text:span text:style-name="T6">as</text:span> ordens finalizadas <text:span text:style-name="T6">e/ou removidas.</text:span></text:p>
      <text:p text:style-name="P37"/>
      <text:h text:style-name="Heading_20_3" text:outline-level="3"><text:bookmark-start text:name="__RefHeading___Toc447_3158259417"/><text:s/>[RF005] O Sistema deve oferecer um campo que mostre as ordens de serviços que ainda não foram finalizadas.<text:bookmark-end text:name="__RefHeading___Toc447_3158259417"/></text:h>
      <text:p text:style-name="P37"/>
      <text:p text:style-name="P37">Prioridade: ☒ Essencial ☐ Importante ☐ Desejável </text:p>
      <text:p text:style-name="P37"/>
      <text:p text:style-name="P37">O sistema deve oferecer a <text:span text:style-name="T6">todos os</text:span> usuário<text:span text:style-name="T6">s</text:span> um campo para identificar as ordens de serviço não finalizadas.</text:p>
      <text:p text:style-name="P37"/>
      <text:p text:style-name="P37"/>
      <text:p text:style-name="P37"/>
      <text:p text:style-name="P37"/>
      <text:p text:style-name="P37"/>
      <text:h text:style-name="P20" text:outline-level="3"><text:bookmark-start text:name="__RefHeading___Toc449_3158259417"/><text:soft-page-break/>[RN001] Opções referentes a cada ordem serão diferentes de acordo com o nível de acesso daquele usuário.<text:bookmark-end text:name="__RefHeading___Toc449_3158259417"/></text:h>
      <text:p text:style-name="P35"/>
      <text:p text:style-name="P37">Prioridade: ☒ Essencial ☐ Importante ☐ Desejável</text:p>
      <text:p text:style-name="P37"/>
      <text:p text:style-name="P38">Membros de equipes de operação não serão apresentados com as opções de remover, adicionar ou editar ordens.</text:p>
      <text:p text:style-name="P38"/>
      <text:h text:style-name="P21" text:outline-level="3"><text:bookmark-start text:name="__RefHeading___Toc451_3158259417"/>[RN<text:span text:style-name="T7">F</text:span>001] <text:span text:style-name="T7">Ambiente de trabalho deve existir na plataforma Azure DevOps.</text:span><text:bookmark-end text:name="__RefHeading___Toc451_3158259417"/></text:h>
      <text:p text:style-name="P36"/>
      <text:p text:style-name="P40">Prioridade: ☐ Essencial ☐ Importante ☒ Desejável</text:p>
      <text:p text:style-name="P40"/>
      <text:p text:style-name="P41">Todas as atividades exercidas deverão utilizar o sistema de gerenciamento Azure DevOps, gozando de seu sistema de versionamento GIT e suas ferramentas de cunho organizacional.</text:p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o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Arial4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text-transform="uppercase" style:font-name="Arial3" fo:font-family="Arial" style:font-style-name="Negrito" style:font-family-generic="swiss" style:font-pitch="variable" fo:font-size="12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Arial3" fo:font-family="Arial" style:font-style-name="Negrito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text-transform="uppercase" style:font-name="Arial3" fo:font-family="Arial" style:font-style-name="Negrito" style:font-family-generic="swiss" style:font-pitch="variable" fo:font-size="1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align="justify" style:justify-single-word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text-transform="uppercase" style:font-name="Arial3" fo:font-family="Arial" style:font-style-name="Negrito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align="justify" style:justify-single-word="false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text-transform="uppercase" style:font-name="Arial4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align="justify" style:justify-single-word="false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3" fo:font-family="Arial" style:font-style-name="Negrito" style:font-family-generic="swiss" style:font-pitch="variable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>
      <style:header>
        <text:p text:style-name="MP1"><text:page-number text:select-page="current">5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2T17:48:43.159000000</meta:creation-date>
    <dc:date>2023-04-19T23:50:23.008000000</dc:date>
    <meta:editing-duration>PT3H24M9S</meta:editing-duration>
    <meta:editing-cycles>11</meta:editing-cycles>
    <meta:generator>LibreOffice/7.5.2.2$Windows_X86_64 LibreOffice_project/53bb9681a964705cf672590721dbc85eb4d0c3a2</meta:generator>
    <meta:document-statistic meta:table-count="0" meta:image-count="0" meta:object-count="0" meta:page-count="7" meta:paragraph-count="86" meta:word-count="893" meta:character-count="5565" meta:non-whitespace-character-count="4783"/>
  </office:meta>
</office:document-meta>
</file>